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5,4 2412">
            <text:p>test_Parser(primitives): 5,4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5.4">
            <text:p>5,4 sec</text:p>
          </table:table-cell>
          <table:table-cell table:style-name="ce162" table:formula="of:=TESTSTAT(&quot;count&quot;; [.B46])" office:value-type="float" office:value="2412">
            <text:p>2412</text:p>
          </table:table-cell>
          <table:table-cell table:style-name="ce164" table:formula="of:=[.E46]/[.D46]" office:value-type="float" office:value="446.666666666667">
            <text:p>446,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5,6 1546">
            <text:p>test_Parser(multiplicity): 5,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5.6">
            <text:p>5,6 sec</text:p>
          </table:table-cell>
          <table:table-cell table:style-name="ce162" table:formula="of:=TESTSTAT(&quot;count&quot;; [.B47])" office:value-type="float" office:value="1546">
            <text:p>1546</text:p>
          </table:table-cell>
          <table:table-cell table:style-name="ce164" table:formula="of:=[.E47]/[.D47]" office:value-type="float" office:value="276.071428571429">
            <text:p>276,1 a/sec</text:p>
          </table:table-cell>
          <table:table-cell table:number-columns-repeated="4"/>
        </table:table-row>
        <table:table-row table:style-name="ro6">
          <table:table-cell/>
          <table:table-cell table:formula="of:=TEST_PARSER(&quot;basic&quot;)" office:value-type="string" office:string-value="test_Parser(basic): 21,7 9107">
            <text:p>test_Parser(basic): 21,7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1.7">
            <text:p>21,7 sec</text:p>
          </table:table-cell>
          <table:table-cell table:style-name="ce162" table:formula="of:=TESTSTAT(&quot;count&quot;; [.B48])" office:value-type="float" office:value="9107">
            <text:p>9107</text:p>
          </table:table-cell>
          <table:table-cell table:style-name="ce164" table:formula="of:=[.E48]/[.D48]" office:value-type="float" office:value="419.677419354839">
            <text:p>419,7 a/sec</text:p>
          </table:table-cell>
          <table:table-cell table:number-columns-repeated="4"/>
        </table:table-row>
        <table:table-row table:style-name="ro6">
          <table:table-cell/>
          <table:table-cell table:formula="of:=TEST_PARSER(&quot;special&quot;)" office:value-type="string" office:string-value="test_Parser(special): 2,8 479">
            <text:p>test_Parser(special): 2,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2.8">
            <text:p>2,8 sec</text:p>
          </table:table-cell>
          <table:table-cell table:style-name="ce162" table:formula="of:=TESTSTAT(&quot;count&quot;; [.B49])" office:value-type="float" office:value="479">
            <text:p>479</text:p>
          </table:table-cell>
          <table:table-cell table:style-name="ce164" table:formula="of:=[.E49]/[.D49]" office:value-type="float" office:value="171.071428571429">
            <text:p>171,1 a/sec</text:p>
          </table:table-cell>
          <table:table-cell table:number-columns-repeated="4"/>
        </table:table-row>
        <table:table-row table:style-name="ro6">
          <table:table-cell/>
          <table:table-cell table:formula="of:=TEST_PARSER(&quot;numbers&quot;)" office:value-type="string" office:string-value="test_Parser(numbers): 8,9 3046">
            <text:p>test_Parser(numbers): 8,9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9">
            <text:p>8,9 sec</text:p>
          </table:table-cell>
          <table:table-cell table:style-name="ce162" table:formula="of:=TESTSTAT(&quot;count&quot;; [.B50])" office:value-type="float" office:value="3046">
            <text:p>3046</text:p>
          </table:table-cell>
          <table:table-cell table:style-name="ce164" table:formula="of:=[.E50]/[.D50]" office:value-type="float" office:value="342.247191011236">
            <text:p>342,2 a/sec</text:p>
          </table:table-cell>
          <table:table-cell table:number-columns-repeated="4"/>
        </table:table-row>
        <table:table-row table:style-name="ro6">
          <table:table-cell/>
          <table:table-cell table:formula="of:=TEST_PARSER(&quot;types&quot;)" office:value-type="string" office:string-value="test_Parser(types): 24,3 11149">
            <text:p>test_Parser(types): 24,3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4.3">
            <text:p>24,3 sec</text:p>
          </table:table-cell>
          <table:table-cell table:style-name="ce162" table:formula="of:=TESTSTAT(&quot;count&quot;; [.B51])" office:value-type="float" office:value="11149">
            <text:p>11149</text:p>
          </table:table-cell>
          <table:table-cell table:style-name="ce164" table:formula="of:=[.E51]/[.D51]" office:value-type="float" office:value="458.80658436214">
            <text:p>458,8 a/sec</text:p>
          </table:table-cell>
          <table:table-cell table:number-columns-repeated="4"/>
        </table:table-row>
        <table:table-row table:style-name="ro6">
          <table:table-cell table:number-columns-repeated="3"/>
          <table:table-cell table:style-name="ce161" table:formula="of:=SUM([.D46:.D51])" office:value-type="float" office:value="68.7">
            <text:p>68,7 sec</text:p>
          </table:table-cell>
          <table:table-cell table:style-name="ce163" table:formula="of:=SUM([.E46:.E51])" office:value-type="float" office:value="27739">
            <text:p>27739</text:p>
          </table:table-cell>
          <table:table-cell table:style-name="ce165" table:formula="of:=[.E52]/[.D52]" office:value-type="float" office:value="403.770014556041">
            <text:p>403,8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9,1 27734">
            <text:p>test_Parser(all): 69,1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9.1">
            <text:p>69,1 sec</text:p>
          </table:table-cell>
          <table:table-cell table:style-name="ce162" table:formula="of:=TESTSTAT(&quot;count&quot;; [.B54])" office:value-type="float" office:value="27734">
            <text:p>27734</text:p>
          </table:table-cell>
          <table:table-cell table:style-name="ce164" table:formula="of:=[.E54]/[.D54]" office:value-type="float" office:value="401.360347322721">
            <text:p>401,4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0">10.06.2017</text:date>, <text:time>22:55:0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0T22:55:04.40</dc:date>
    <meta:editing-duration>P175DT14H43M17S</meta:editing-duration>
    <meta:editing-cycles>838</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TPattern_toString	As Object
	match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TPattern_toString = mkFn(fs, "TPattern_toString",	1, "Pattern a -&gt; Str")
		out.match			= mkFn(fs, "match",				3, "Pattern -&gt; Maybe Env -&gt; Any -&gt; Maybe Env")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Val Type.Any
'              | Var Str
'              | Dat TypeCtor [Pattern]

Const TPattern_tyname = "TPattern"
Type TPattern
	tyname	As String
	which	As String
	a0		As Variant
End Type


Sub Main
	TPattern
	[test_Pattern======================================]()
End Sub


Function TPattern()
	Static out As Object
	If isNull(out) Then
		Dim tcPat
		tcPat = _mkDataTypeCtor("Pattern", 0)
		out = tcPat
		Dim cAny, cVar, cConst, cData
		cAny   = _mkDataCtor(tcPat, "Any", 	 nil)
		cVar   = _mkDataCtor(tcPat, "Var", 	 List(Tp.Native_String))
		cConst = _mkDataCtor(tcPat, "Const", List(Tp.Native_Variant))
		cData  = _mkDataCtor(tcPat, "Data",  List(TDataCtor, TList(tcPat)))
		'msgbox(hasType("asdf", Tp.Native_Variant))
		'show(cData.str)
	End If
	TPattern = out
End Function

Function Pattern_Any()
	Static out As Object : If isNull(out) Then
		out = singletonVal(findDataCtor(TPattern, "Any"))
		out.str = "_"
	End If
	Pattern_Any = out
End Function

Function Pattern_Var(Optional nm)
	Static c As Object : If isNull(c) Then
		c = findDataCtor(TPattern, "Var")
	End If
	Dim out
	If isMissing(nm) Then
		out = applyDC(c)
	Else
		out = applyDC(c, nm)
		out.str = "´" &amp; nm
	End If
	Pattern_Var = out
End Function

Function Pattern_Var_name(Optional x)
	Static c As Object : If isNull(c) Then
		c = _ctor(Pattern_Var("x"))
	End If
	Pattern_Var_name = _destructure(c, 0, x)
End Function

Function Pattern_Const(Optional val)
	Static c As Object : If isNull(c) Then
		c = findDataCtor(TPattern, "Const")
	End If
	Dim out
	If isMissing(val) Then
		out = applyDC(c)
	Else
		out = applyDC(c, val)
		out.str = "´" &amp; toString(val)
	End If
	Pattern_Const = out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 &amp; nameOf(dc)
		If i &gt; 0 Then
			out.str = out.str &amp; " ..."
		End If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 cCons = Tp.List_Cons :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Optional p As Object)
	Static oFn As Object
	If isNull(oFn) Then
		oFn = Fn.TPattern_toString
	End If
	Dim out
	If isMissing(p) Then
		out = oFn
	Else
		out = _TPattern_toString(p, False)
	End If
	TPattern_toString = out
End Function
	
Function _TPattern_toString( _
	p As Object, _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Dim out As Variant
	' TODO: specialize singleton patterns like patAny, patNil, ...
	On Local Error Goto _TPattern_toString_error
	Select Case _id(_ctor(p))
		Case idAny:			out = "_"
		Case idVar:			out = Pattern_Var_name(p)
		Case idConst:
			Dim v : v = Pattern_Const_value(p)
			If isEmpty(v) Then
				out = "()"
			Else
				out = toString(v)
			End If
		Case idData:
			If DataValue_same(p, patNil) Then
				out = "[]"
			Else
				Dim c  : c  = Pattern_Data_ctor(p)
				Dim ps : ps = Pattern_Data_args(p)
				If DataValue_same(c, Tp.List_Cons) Then
					Dim pHd : pHd = car(ps)
					Dim pTl : pTl = cadr(ps)
					If DataValue_same(pTl, patNil) Then
						out = "[" &amp; _TPattern_toString(pHd, False) &amp; "]"
					Else
						out = _TPattern_toString(pHd, True) _
							&amp; ":" _
							&amp; _TPattern_toString(pTl, True)
						If needParens Then
							out = "(" &amp; out &amp; ")"
						End If
					End If
				Else
					Dim q As Object
					out = nameOf(c)
					If Not(isNil(ps)) Then
						Do Until isNil(ps)
							q = car(ps)
							ps = cdr(ps)
							out = out &amp; " " &amp; _TPattern_toString(q, True)
						Loop
						If needParens Then
							out = "(" &amp; out &amp; ")"
						End If
					End If
				End If
			End If	

		Case Else
_TPattern_toString_error:
			On Local Error Goto 0 ' disable error handler
			croak("TPattern_toString: bad pattern " &amp; typeStr(p))
	End Select
	_TPattern_toString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Fn(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Integer	' id of cpAny
	Static id_cpVar   As Integer	' id of the "Var" pattern ctor
	Static id_cpConst As Integer	' id of the "Const" pattern ctor
	Static pNil       As Object		' pattern that matches [] (a Data pattern)
	Static id_pNil    As Integer	' id of pNil
	Static vNil       As Object		' the singleton value []
	Static id_vNil    As Integer	' id of vNil
	Static cNil       As Object		' the singleton data ctor Nil
	Static tcList     As Object		' typeCtor of cNil
	Static cpData     As Object		' the "Data" pattern ctor (= ctor of pNil)
	Static id_cpData  As Integer	' id of the "Data" pattern ctor
	If isNull(pAny) Then
		' Let's avoid mentioning the actual name strings of the ctors!
		pAny	   = Pattern_Any
		id_pAny    = _id(pAny)
		cpAny 	   = _ctor(pAny)
		id_cpAny   = _id(cpAny)
		id_cpVar   = _id(_ctor(Pattern_Var("x")))
		id_cpConst = _id(_ctor(Pattern_Const(42)))
		pNil       = patNil
		id_pNil    = _id(pNil)
		vNil       = nil
		id_vNil    = _id(vNil)
		cNil       = _ctor(vNil)
		tcList     = typeCtorOf(cNil)
		assert_same(tcList, TList).x
		cpData     = _ctor(pNil)
		'assert_same(cpData, findDataCtor(TPattern, "Data")).x
		id_cpData  = _id(cpData)
	End If
	Dim out
	Dim v     As Variant	' value of Const pattern
	Dim nm    As String	' name of Var pattern
	Dim cx    As Object	' ctor of x (if p isa Data)
	Dim pCtor As Object	' ctor field of p if p isa Data : Data DataCtor ...
	Dim pArgs As Object	' args field of p if p isa Data : Data ... [TPattern]
	Dim msg   As String	' on errors
	
	Select Case _id(p)
		Case id_pAny:	out = e
		Case id_pNil
			pCtor = cNil ' make sure error handler makes right msg
			On Local Error Goto _match_type_error
			If _id(x) = id_vNil Then
				out = e
			Else
				' is it at least a List?
				cx = _ctor(x)
				Goto _match_require_same_datatype:
			End If
		Case Else
				
	Select Case _id(_ctor(p))
		Case id_cpAny:		out = e
		Case id_cpConst
			v = Pattern_Const_value(p)
_match_equ_test:			
			If equ(x, v) Then
				out = e
			Else
				out = Empty
			End If
		Case id_cpVar
			nm = Pattern_Var_name(p)
			v = lookup(nm, e)
			If isEmpty(v) Then
				' TODO: what if var was bound to value Empty?!
				If isEmpty(x) Then
					croak("match: trying to bind var " &amp; nm _
						&amp; " to value Empty!")
				End If
				out = extend(e, nm, x)
			Else
				' tail-call:
				'out = _matches(Pattern_Const(v), e, x)
				Goto _match_equ_test
			End If
		Case id_cpData
			pCtor = Pattern_Data_ctor(p)
			On Local Error Goto _match_type_error
			cx = _ctor(x)
			On Local Error Goto 0 ' disable error handler
			If DataValue_same(cx, pCtor) Then
				pArgs = Pattern_Data_args(p)
				out = _matchArgs(pArgs, e, x)
			Else
_match_require_same_datatype:
				If DataValue_same(typeCtorOf(cx), typeCtorOf(pCtor)) Then
					' fine, just doesn't match
					out = Empty
				Else
_match_type_error:
					On Local Error Goto _match_fuck		
					msg = "match: type error" _
						&amp; " - expected Data/" &amp; typeCtorName(pCtor) _
						&amp; ", not a " &amp; typeStr(x)
					On Local Error Goto 0 ' disable error handler
					croak(msg)
_match_fuck:
					On Local Error Goto 0 ' disable error handler		
				
				End If
			End If
		Case Else
			msg = "match: bad pattern " &amp; typeStr(p)
			If hasType(p, TPattern) Then
				msg = msg &amp; NL &amp; "NYI?: " &amp; ctorName(p)
			End If
			croak(msg)
	End Select

	End Select
	_match = out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newPattern(which As String, a0 As Variant)
	Dim out As New TPattern
	out.tyname = TPattern_tyname
	out.which  = which
	out.a0	   = a0
	newPattern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OLD_matches( _
	Optional ByRef p As Object, _
	Optional ByRef e As Variant, _
	Optional ByVal x As Variant _
)
	Static oFn As Object : If isNull(oFn) Then : oFn = Fn.matches : End If
	Dim out As Variant
	If isMissing(p) Then 		: out = oFn
	ElseIf isMissing(e) Then 	: out = apply(oFn, p)
	ElseIf isMissing(x) Then	: out = apply(oFn, p, e)
	ElseIf isEmpty(e) Then		: out = Empty
	Else
		out = _matches(p, e, x, nil)
	End If
	matches = out
End Function

Function _OLD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TPattern()
	test_Pattern_Any()
	test_Pattern_Var()
	test_Pattern_Const()
	test_Pattern_Data()
	
	test_Pattern_singletonPat()
	test_Pattern_patNil()
	'test_Pattern_patCons()
	test_Pattern_patList()

	test_Pattern_isPattern()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tern_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tern_Const(Empty)), 	True).x
	assertEqual(isPattern(Pattern_Const(Nothing)), 	True).x
	assertEqual(isPattern(Pattern_Const("")), 		True).x
	assertEqual(isPattern(Pattern_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tern_Any),				"_").x

	assertEqual(toString(Pattern_Const(Empty)),		"()").x

	assert_toString_equals(Pattern_Const(Nothing),   Nothing).x
	assert_toString_equals(Pattern_Const(True),	     	True).x
	assert_toString_equals(Pattern_Const(False),	   False).x
	assert_toString_equals(Pattern_Const(""), 		      "").x
	assert_toString_equals(Pattern_Const("a"), 	      	 "a").x
	assert_toString_equals(Pattern_Const("foo"), 	   "foo").x
	assert_toString_equals(Pattern_Const(CR), 	  	      CR).x
	assert_toString_equals(Pattern_Const(LF), 	  	      LF).x
	assert_toString_equals(Pattern_Const(TAB),   	     TAB).x
	assert_toString_equals(Pattern_Const(    0),           0).x
	assert_toString_equals(Pattern_Const(    1),           1).x
	assert_toString_equals(Pattern_Const(    2),           2).x
	assert_toString_equals(Pattern_Const( 4711),        4711).x
	assert_toString_equals(Pattern_Const(3.1415),     3.1415).x
	assert_toString_equals(Pattern_Const(CLng(42)), CLng(42)).x
	assert_toString_equals(Pattern_Const(CLng(42)),       42).x
	
	assertEqual(toString(Pattern_Var("a")), "a").x
	assertEqual(toString(Pattern_Var("b")), "b").x
	
	assertEqual(toString(patNil), 	 "[]").x
	assertEqual(toString(patList()), "[]").x
	' patterns for a list with exactly one elem:
	p = patList(Pattern_Any)
	assertEqual(TPattern_toString(p), "[_]").x
	p = patCons(Pattern_Any, patNil)
	assertEqual(toString(p), "[_]").x
	' pattern for a list with exactly two elems:
	p = patList(Pattern_Any, Pattern_Any)
	assertEqual(toString(p), "_:[_]").x
	' patterns for a list with at least one elem:
	p = patCons(Pattern_Any, Pattern_Any)
	assertEqual(toString(p), "_:_").x
	p = patCons(Pattern_Var("y"), Pattern_Var("ys"))
	assertEqual(toString(p), "y:ys").x
	' pattern for a list with at least two elems:
	p = patCons(Pattern_Var("x"), p)
	assertEqual(toString(p), "x:(y:ys)").x
	
	' patterns that match a pattern (patterns for a pattern)
	Dim cAny : cAny = _ctor(Pattern_Any)
	p = Pattern_Data(cAny, nil)
	assertEqual(toString(p), "Any").x
	
	Dim cVar : cVar = findDataCtor(TPattern, "Var")
	p = Pattern_Data(cVar, List(Pattern_Const("x")))
	assertEqual(TPattern_toString(p), "Var 'x'").x
	p = Pattern_Data(cVar, List(Pattern_Var("x")))
	assertEqual(toString(p), "Var x").x
	
	' pattern that matches a list of two Var patterns having the same varname:
	p = patList(p, p)
	assertEqual(TPattern_toString(p), "(Var x):[Var x]").x
	'assertEqual(TPattern_toString(p), "[Var x, Var x]").x

	Dim cConst : cConst = findDataCtor(TPattern, "Const")
	p = Pattern_Data(cConst, List(Pattern_Const(42)))
	assertEqual(TPattern_toString(p), "Const 42").x

	Dim cData : cData = findDataCtor(TPattern, "Data")
	p = Pattern_Data(cData, List(Pattern_Var("ctor"), Pattern_Var("args"))
	assertEqual(TPattern_toString(p), "Data ctor args").x

	' pattern to match a particular data ctor (as opposed to a value *of* that ctor)
	Dim cDataCtor : cDataCtor = Tp.DataCtor
	Dim cNil      : cNil = Tp.List_Nil
	p = Pattern_Data(cDataCtor, List( _
		Pattern_Const(nameOf(cNil)), _
		Pattern_Var("argTypes"), _
		Pattern_Var("typeCtor") _
	))
	assertEqual(TPattern_toString(p), "DataCtor 'Nil' argTypes typeCtor").x

	' pattern that matches a pattern that matches the empty list
	p = Pattern_Data(cData, List(p, Pattern_Any))
	assertEqual(TPattern_toString(p), _
		"Data (DataCtor 'Nil' argTypes typeCtor) _").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tern_Any)
	assertEqual(arity(f), 2).x
	apply(f, Empty, Empty) ' should not throw
	apply(f, envEmpty, Empty) ' should not throw
	assertThrows(f, Array(Nothing, Empty)).x
	assertThrows(f, Array("foo", Empty)).x
End Function

Function test_Pattern_matches_Any()
	Dim p As Object, f As Object, e As Variant
	f = match
	assertEqual(arity(f), 3).x

	p = Pattern_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tern_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tern_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tern_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tern_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tern_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tern_Any))
	
	' pattern of a non-empty list
	Dim varX  : varX  = Pattern_Var("x")
	Dim varXs : varXs = Pattern_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tern_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tern_Any
	Dim cpAny     : cpAny     = _ctor(pAny)
	Dim pVarX     : pVarX     = Pattern_Var("x")
	Dim pVarY     : pVarY     = Pattern_Var("y")
	Dim cpVar     : cpVar     = _ctor(pVarX)
	Dim pConst42  : pConst42  = Pattern_Const(42)
	Dim pConstFoo : pConstFoo = Pattern_Const("Foo")
	Dim cpConst   : cpConst   = _ctor(pConst42)
	Dim pNil      : pNil      = patNil
	Dim cpNil     : cpNil     = _ctor(pNil)
	Dim vNil      : vNil      = nil
	Dim cNil      : cNil	  = _ctor(vNil)
	Dim cCons     : cCons     = Tp.List_Cons
	Dim cDataCtor : cDataCtor = Tp.DataCtor
	
	e = envEmpty
	
	p = Pattern_Data(cpAny, nil)
	Dim cpData : cpData = _ctor(p)
	
	assert_matches(p, e, pAny		).x
	refute_matches(p, e, pVarX		).x
	refute_matches(p, e, pVarY		).x
	refute_matches(p, e, pConst42	).x
	refute_matches(p, e, pConstFoo	).x
	refute_matches(p, e, p			).x ' p isa Pattern_Data
	refute_matches(p, e, pNil		).x ' pNil isa Pattern_Data
	
	p = Pattern_Data(cpVar, List(pVarX))
	refute_matches(p, e, pAny		).x
	assert_matches(p, e, pVarX		).x
	assert_matches(p, e, pVarY		).x
	refute_matches(p, e, pConst42	).x
	refute_matches(p, e, pConstFoo	).x
	refute_matches(p, e, p			).x ' p isa Pattern_Data
	refute_matches(p, e, pNil		).x ' pNil isa Pattern_Data
	
	p = Pattern_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tern_Data(cpData, List(pVarX, pVarY))
	refute_matches(p, e, pAny		).x
	refute_matches(p, e, pVarX		).x
	refute_matches(p, e, pVarY		).x
	refute_matches(p, e, pConst42	).x
	refute_matches(p, e, pConstFoo	).x
	assert_matches(p, e, p			).x ' p isa Pattern_Data
	eOut = match(p, e, p)
	assert_same(lookup("x", eOut), Pattern_Data_ctor(p)).x
	assert_same(lookup("y", eOut), Pattern_Data_args(p)).x
	assert_matches(p, e, pNil		).x ' pNil isa Pattern_Data
	eOut = match(p, e, pNil)
	assert_same(lookup("x", eOut), Pattern_Data_ctor(pNil)).x
	assert_same(lookup("y", eOut), Pattern_Data_args(pNil)).x
	
	' match a Data pattern for singletons
	' Data x [] -&gt; ...
	p = Pattern_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tern_Data(cNil, nil)
	assert_matches(p, e, Pattern_Data(cNil, vNil)	).x
	eOut = match(p, e, pNil)
	assert_same(lookup("x", eOut), Pattern_Data_ctor(pNil)).x
	' cpAny is a singleton data ctor, too
	assert_matches(p, e, Pattern_Data(cpAny, vNil)	).x
	eOut = match(p, e, Pattern_Data(cpAny, vNil))
	assert_same(lookup("x", eOut), cpAny).x

	' match the singleton data ctor for the empty list nil
	' (by its name and the fact that it's a singleton data ctor)
	' DataCtor "Nil" [] _ -&gt; ...
	p = Pattern_Data(cDataCtor, List( _
		Pattern_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tern_Data(cpData, List(pNilCtor, pAny))
	assertEqual(TPattern_toString(p), "Data (DataCtor 'Nil' [] _) _").x
	refute_matches(p, e, pAny		).x
	refute_matches(p, e, pVarX		).x
	refute_matches(p, e, pVarY		).x
	refute_matches(p, e, pConst42	).x
	refute_matches(p, e, pConstFoo	).x
	refute_matches(p, e, p			).x
	assert_matches(p, e, pNil		).x
	' pNil = Pattern_Data(cNil, nil)
	assert_matches(p, e, Pattern_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Type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typeOf(x).str)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Goto TypeApp_invalid_1st_arg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Goto TypeApp_invalid_2nd_arg
			End If
		Else
			Goto TypeApp_invalid_2nd_arg
		End If
		
		If DataValue_same(tc, TList) Then
			out.str = "[" &amp; taStr &amp; "]"
		Else
			out.str = tcStr &amp; " " &amp; taStr
		End If
		
	End If
	TypeApp = out
	Exit Function
TypeApp_invalid_1st_arg:
	'show("TypeApp: cannot apply " &amp; toString(tc))
	Exit Function
TypeApp_invalid_2nd_arg:
	show("TypeApp: invalid type arg " &amp; toString(ta)).boom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1, argTypes), tcType).x
	' TODO: really only TDataTypeCtor? - it means only 1 type param ever!
	assert_same(nth(0,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